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71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7.375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5.0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tes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quest Type</text:p>
          </table:table-cell>
          <table:table-cell table:style-name="ce1" office:value-type="string" calcext:value-type="string">
            <text:p>method DAO</text:p>
          </table:table-cell>
          <table:table-cell table:style-name="ce1" office:value-type="string" calcext:value-type="string">
            <text:p>API or FE?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Unhauthenticated user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no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cart bough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no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Auth user, cart bough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Auth user, no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Auth user,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rrentCart()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Auth user, cart bough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dProduc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reate if no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dProduc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dit qt or add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dProduc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Update costs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dProduc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Return 404 and 409 errors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Customer only can access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404 if no unpaid cart presen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400 if cart present, but no products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409 if one product in cart with availableQt =0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409 if one product in cart with availableQt =0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409 if one productQtInCart &lt; stock q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409 if one productQtInCart &lt; stock q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Payment date is today and right format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Available qt is reduced (3 before for XPS, 10 for Iphone13)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lectronics/carts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checkoutCart</text:p>
          </table:table-cell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product is set to paid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zelectronics/carts/history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stomerCart</text:p>
          </table:table-cell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the arrray is returned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zelectronics/carts/history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stomerCar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Not shown the not included ones</text:p>
          </table:table-cell>
          <table:table-cell table:style-name="ce1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zelectronics/carts/history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stomerCart</text:p>
          </table:table-cell>
          <table:table-cell table:style-name="ce1" office:value-type="string" calcext:value-type="string">
            <text:p>FE</text:p>
          </table:table-cell>
          <table:table-cell table:style-name="ce2" office:value-type="string" calcext:value-type="string">
            <text:p>All buyed cart are shown and if I click into I get the data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zelectronics/carts/history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getCustomerCart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Not shown in the tables the current car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model not in car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no unpaid cart presen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cart is empty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prod doesn't exist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the qt is reduc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product is removed from car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moveProductFrom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total cost is reduc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current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learUser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no unpaid cart availabl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current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learUser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rt is removed from F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current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learUser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ll products are removed in the DB (verify cascade)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current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learUserCar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Total cost is 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current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learUserCar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everything works fin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AllCar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truncate is happen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AllCarts()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truncate is happen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carts/all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llCar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ee if all carts are return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zelectronics/carts/all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llCarts()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see if all carts are return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9 errror if product exists</text:p>
          </table:table-cell>
          <table:table-cell table:style-name="ce2" office:value-type="string" calcext:value-type="string">
            <text:p>OK <text:s/>- fix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9 error when arrivalDate after current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product correctly add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9 error when arrivalDate after current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9 errror if product exist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product correctly add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gisterProducts()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error when user is custom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all controls are correc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model doesn't exist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0 if changeDate after currentDate</text:p>
          </table:table-cell>
          <table:table-cell table:style-name="ce2" office:value-type="string" calcext:value-type="string">
            <text:p>OK - fix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0 if changeDate before arrivalDate</text:p>
          </table:table-cell>
          <table:table-cell table:style-name="ce2" office:value-type="string" calcext:value-type="string">
            <text:p>OK - fix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dded q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0 if changeDate after current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0 if changeDate before arrival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changeProductQuantity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added q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ontrolli generali route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if model doesn't exist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0 if selling date after current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0 if sellingDate before arrival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9 if model available qt ==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9 if model av qt &lt; req q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moved with sellingDate null</text:p>
          </table:table-cell>
          <table:table-cell table:style-name="ce2" office:value-type="string" calcext:value-type="string">
            <text:p>OK - fix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0 if selling date after current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0 if sellingDate before arrival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9 if model available qt ==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409 if model av qt &lt; req qt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/sel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sellProduct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correct remov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route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null and category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null and model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category and category is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category and model is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model and model is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model and category is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eror if model does not exists and you are grouping as mode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All products with groupid=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AllProducts of a category with groupind=category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AllProducts of a model with groupind=mode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getAll products with groupid=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getAllProducts of a category with groupind=category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getAllProducts of a model with groupind=mode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ontrol parameter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you get all but not if 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you don't get anything passing a model that has 0 items availabl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you get a model with available qt &gt;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verify you get all of the category but not if 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null and category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null and model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category and category is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category and model is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model and model is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22 error if grouping is model and category is not nul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4 eror if model does not exists and you are grouping as mode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you get all but not if 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you don't get anything passing a model that has 0 items availabl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you get a model with available qt &gt;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availab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vailableProducts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verify you get all of the category but not if 0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test on rou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turn 404 if model does not exist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product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delete successul. verify cascade on PIC and review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products/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AllProduct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delete all products, including related one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409 if already existing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ole not existing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ucceed elsewher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llUser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logged not ad admin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llUser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 all user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AllUser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 all user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Rol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ser is not admin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Rol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 customer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Rol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 admin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Rol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get manag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CustomUsernam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 different in us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CustomUsernam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the logged in us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CustomUsernam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the admin for not existing user 404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UserByCustomUsername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the admin for not existing us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sername does not exists 404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 not-admin on another user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n admin on another admin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 customer on himself -&gt; work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n admin on himself -&gt; work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AllUser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login as manag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AllUser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login as admin -&gt; delete successful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pass a null dat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ser does not exists -&gt; 404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sername is not the same-&gt; 401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birthdate after current date: 400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ser changes his own data -&gt; execute and get respons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dmin changes data of another admin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dmin changes another user -&gt; execute and get response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UserInfo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dmin changes his data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Unhauthenticated use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n admin -&gt; error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core &gt;5 -&gt;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core&lt;1 -&gt; erro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model does not exist -&gt; 404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add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view already exists -&gt; 409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getProductReview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not logged in user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getProductReview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logged in user -&gt; get reviews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dmin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model does not exist -&gt; 404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view does not exist -&gt; 404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view exists -&gt; successfully delet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sOf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ccessed by a customer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sOf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manager but model does not exists -&gt; 404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ReviewsOfProduc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called by a manager for existing product-&gt; reviews delet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AllReview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ccess <text:s/>by customer -&gt; 401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zelectronics/reviews</text:p>
          </table:table-cell>
          <table:table-cell table:style-name="ce2" office:value-type="string" calcext:value-type="string">
            <text:p>DELETE</text:p>
          </table:table-cell>
          <table:table-cell office:value-type="string" calcext:value-type="string">
            <text:p>deleteAllReviews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ccess <text:s/>by manager -&gt; all reviews deleted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4" table:number-rows-repeated="10484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_for_test_report_API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409 if already existing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2"/>
          <table:table-cell table:style-name="ce3" table:formula="of:=CONCATENATE([.D1]; &quot;|&quot;; [.C1] ; &quot;|&quot;; [.B1]; &quot; &quot;; [.A1]; &quot;| API | BB&quot;)" office:value-type="string" office:string-value="377|409 if already existing|POST ezelectronics/users| API | BB" calcext:value-type="string">
            <text:p>377|409 if already existing|POST ezelectronics/users| API | BB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ole not existing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2"/>
          <table:table-cell table:style-name="ce3" table:formula="of:=CONCATENATE([.D2]; &quot;|&quot;; [.C2] ; &quot;|&quot;; [.B2]; &quot; &quot;; [.A2]; &quot;| API | BB&quot;)" office:value-type="string" office:string-value="378|role not existing|POST ezelectronics/users| API | BB" calcext:value-type="string">
            <text:p>378|role not existing|POST ezelectronics/users| API | BB</text:p>
          </table:table-cell>
          <table:table-cell table:number-columns-repeated="2"/>
          <table:table-cell table:style-name="ce2" table:formula="of:=CONCATENATE([.C2]; [.B2])" office:value-type="string" office:string-value="role not existingPOST" calcext:value-type="string">
            <text:p>role not existingPOST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ucceed elsewhere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2"/>
          <table:table-cell table:style-name="ce3" table:formula="of:=CONCATENATE([.D3]; &quot;|&quot;; [.C3] ; &quot;|&quot;; [.B3]; &quot; &quot;; [.A3]; &quot;| API | BB&quot;)" office:value-type="string" office:string-value="379|succeed elsewhere|POST ezelectronics/users| API | BB" calcext:value-type="string">
            <text:p>379|succeed elsewhere|POST ezelectronics/users| API | BB</text:p>
          </table:table-cell>
          <table:table-cell table:number-columns-repeated="2"/>
          <table:table-cell table:style-name="ce4" table:formula="of:=concatena([.D1]| &quot;|&quot;; [.B1] ; &quot;: &quot;; [.C1]; &quot;| API | BB&quot;)" office:value-type="string" office:string-value="" calcext:value-type="error">
            <text:p>Err:5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logged not ad admin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2"/>
          <table:table-cell table:style-name="ce3" table:formula="of:=CONCATENATE([.D4]; &quot;|&quot;; [.C4] ; &quot;|&quot;; [.B4]; &quot; &quot;; [.A4]; &quot;| API | BB&quot;)" office:value-type="string" office:string-value="380|logged not ad admin|GET ezelectronics/users| API | BB" calcext:value-type="string">
            <text:p>380|logged not ad admin|GET ezelectronics/user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all users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/>
          <table:table-cell table:style-name="ce3" table:formula="of:=CONCATENATE([.D5]; &quot;|&quot;; [.C5] ; &quot;|&quot;; [.B5]; &quot; &quot;; [.A5]; &quot;| API | BB&quot;)" office:value-type="string" office:string-value="381|get all users|GET ezelectronics/users| API | BB" calcext:value-type="string">
            <text:p>381|get all users|GET ezelectronics/user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all users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/>
          <table:table-cell table:style-name="ce3" table:formula="of:=CONCATENATE([.D6]; &quot;|&quot;; [.C6] ; &quot;|&quot;; [.B6]; &quot; &quot;; [.A6]; &quot;| API | BB&quot;)" office:value-type="string" office:string-value="382|get all users|GET ezelectronics/users| API | BB" calcext:value-type="string">
            <text:p>382|get all users|GET ezelectronics/user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user is not admin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/>
          <table:table-cell table:style-name="ce3" table:formula="of:=CONCATENATE([.D7]; &quot;|&quot;; [.C7] ; &quot;|&quot;; [.B7]; &quot; &quot;; [.A7]; &quot;| API | BB&quot;)" office:value-type="string" office:string-value="383|user is not admin|GET ezelectronics/users/roles/:role| API | BB" calcext:value-type="string">
            <text:p>383|user is not admin|GET ezelectronics/users/roles/:rol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customers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/>
          <table:table-cell table:style-name="ce3" table:formula="of:=CONCATENATE([.D8]; &quot;|&quot;; [.C8] ; &quot;|&quot;; [.B8]; &quot; &quot;; [.A8]; &quot;| API | BB&quot;)" office:value-type="string" office:string-value="384|get customers|GET ezelectronics/users/roles/:role| API | BB" calcext:value-type="string">
            <text:p>384|get customers|GET ezelectronics/users/roles/:rol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admins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/>
          <table:table-cell table:style-name="ce3" table:formula="of:=CONCATENATE([.D9]; &quot;|&quot;; [.C9] ; &quot;|&quot;; [.B9]; &quot; &quot;; [.A9]; &quot;| API | BB&quot;)" office:value-type="string" office:string-value="385|get admins|GET ezelectronics/users/roles/:role| API | BB" calcext:value-type="string">
            <text:p>385|get admins|GET ezelectronics/users/roles/:rol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roles/:rol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manager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/>
          <table:table-cell table:style-name="ce3" table:formula="of:=CONCATENATE([.D10]; &quot;|&quot;; [.C10] ; &quot;|&quot;; [.B10]; &quot; &quot;; [.A10]; &quot;| API | BB&quot;)" office:value-type="string" office:string-value="386|get manager|GET ezelectronics/users/roles/:role| API | BB" calcext:value-type="string">
            <text:p>386|get manager|GET ezelectronics/users/roles/:rol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alled by a different in user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/>
          <table:table-cell table:style-name="ce3" table:formula="of:=CONCATENATE([.D11]; &quot;|&quot;; [.C11] ; &quot;|&quot;; [.B11]; &quot; &quot;; [.A11]; &quot;| API | BB&quot;)" office:value-type="string" office:string-value="387|called by a different in user|GET ezelectronics/users/:username| API | BB" calcext:value-type="string">
            <text:p>387|called by a different in user|GET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alled by the logged in user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/>
          <table:table-cell table:style-name="ce3" table:formula="of:=CONCATENATE([.D12]; &quot;|&quot;; [.C12] ; &quot;|&quot;; [.B12]; &quot; &quot;; [.A12]; &quot;| API | BB&quot;)" office:value-type="string" office:string-value="388|called by the logged in user|GET ezelectronics/users/:username| API | BB" calcext:value-type="string">
            <text:p>388|called by the logged in user|GET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alled by the admin for not existing user 404 error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/>
          <table:table-cell table:style-name="ce3" table:formula="of:=CONCATENATE([.D13]; &quot;|&quot;; [.C13] ; &quot;|&quot;; [.B13]; &quot; &quot;; [.A13]; &quot;| API | BB&quot;)" office:value-type="string" office:string-value="389|called by the admin for not existing user 404 error|GET ezelectronics/users/:username| API | BB" calcext:value-type="string">
            <text:p>389|called by the admin for not existing user 404 error|GET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alled by the admin for not existing user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/>
          <table:table-cell table:style-name="ce3" table:formula="of:=CONCATENATE([.D14]; &quot;|&quot;; [.C14] ; &quot;|&quot;; [.B14]; &quot; &quot;; [.A14]; &quot;| API | BB&quot;)" office:value-type="string" office:string-value="390|called by the admin for not existing user|GET ezelectronics/users/:username| API | BB" calcext:value-type="string">
            <text:p>390|called by the admin for not existing user|GET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username does not exists 404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2"/>
          <table:table-cell table:style-name="ce3" table:formula="of:=CONCATENATE([.D15]; &quot;|&quot;; [.C15] ; &quot;|&quot;; [.B15]; &quot; &quot;; [.A15]; &quot;| API | BB&quot;)" office:value-type="string" office:string-value="391|username does not exists 404|DELETE ezelectronics/users/:username| API | BB" calcext:value-type="string">
            <text:p>391|username does not exists 404|DELETE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 not-admin on another user -&gt; 401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2"/>
          <table:table-cell table:style-name="ce3" table:formula="of:=CONCATENATE([.D16]; &quot;|&quot;; [.C16] ; &quot;|&quot;; [.B16]; &quot; &quot;; [.A16]; &quot;| API | BB&quot;)" office:value-type="string" office:string-value="392|called by a not-admin on another user -&gt; 401|DELETE ezelectronics/users/:username| API | BB" calcext:value-type="string">
            <text:p>392|called by a not-admin on another user -&gt; 401|DELETE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n admin on another admin -&gt; 401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2"/>
          <table:table-cell table:style-name="ce3" table:formula="of:=CONCATENATE([.D17]; &quot;|&quot;; [.C17] ; &quot;|&quot;; [.B17]; &quot; &quot;; [.A17]; &quot;| API | BB&quot;)" office:value-type="string" office:string-value="393|called by an admin on another admin -&gt; 401|DELETE ezelectronics/users/:username| API | BB" calcext:value-type="string">
            <text:p>393|called by an admin on another admin -&gt; 401|DELETE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 customer on himself -&gt; works</text:p>
          </table:table-cell>
          <table:table-cell table:style-name="ce2" office:value-type="float" office:value="394" calcext:value-type="float">
            <text:p>394</text:p>
          </table:table-cell>
          <table:table-cell table:number-columns-repeated="2"/>
          <table:table-cell table:style-name="ce3" table:formula="of:=CONCATENATE([.D18]; &quot;|&quot;; [.C18] ; &quot;|&quot;; [.B18]; &quot; &quot;; [.A18]; &quot;| API | BB&quot;)" office:value-type="string" office:string-value="394|called by a customer on himself -&gt; works|DELETE ezelectronics/users/:username| API | BB" calcext:value-type="string">
            <text:p>394|called by a customer on himself -&gt; works|DELETE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n admin on himself -&gt; works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2"/>
          <table:table-cell table:style-name="ce3" table:formula="of:=CONCATENATE([.D19]; &quot;|&quot;; [.C19] ; &quot;|&quot;; [.B19]; &quot; &quot;; [.A19]; &quot;| API | BB&quot;)" office:value-type="string" office:string-value="395|called by an admin on himself -&gt; works|DELETE ezelectronics/users/:username| API | BB" calcext:value-type="string">
            <text:p>395|called by an admin on himself -&gt; works|DELETE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login as manager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2"/>
          <table:table-cell table:style-name="ce3" table:formula="of:=CONCATENATE([.D20]; &quot;|&quot;; [.C20] ; &quot;|&quot;; [.B20]; &quot; &quot;; [.A20]; &quot;| API | BB&quot;)" office:value-type="string" office:string-value="396|login as manager|DELETE ezelectronics/users| API | BB" calcext:value-type="string">
            <text:p>396|login as manager|DELETE ezelectronics/user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login as admin -&gt; delete successful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2"/>
          <table:table-cell table:style-name="ce3" table:formula="of:=CONCATENATE([.D21]; &quot;|&quot;; [.C21] ; &quot;|&quot;; [.B21]; &quot; &quot;; [.A21]; &quot;| API | BB&quot;)" office:value-type="string" office:string-value="397|login as admin -&gt; delete successful|DELETE ezelectronics/users| API | BB" calcext:value-type="string">
            <text:p>397|login as admin -&gt; delete successful|DELETE ezelectronics/user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s a null date</text:p>
          </table:table-cell>
          <table:table-cell table:style-name="ce2" office:value-type="float" office:value="398" calcext:value-type="float">
            <text:p>398</text:p>
          </table:table-cell>
          <table:table-cell table:number-columns-repeated="2"/>
          <table:table-cell table:style-name="ce3" table:formula="of:=CONCATENATE([.D22]; &quot;|&quot;; [.C22] ; &quot;|&quot;; [.B22]; &quot; &quot;; [.A22]; &quot;| API | BB&quot;)" office:value-type="string" office:string-value="398|pass a null date|PATCH ezelectronics/users/:username| API | BB" calcext:value-type="string">
            <text:p>398|pass a null date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ser does not exists -&gt; 404 error</text:p>
          </table:table-cell>
          <table:table-cell table:style-name="ce2" office:value-type="float" office:value="399" calcext:value-type="float">
            <text:p>399</text:p>
          </table:table-cell>
          <table:table-cell table:number-columns-repeated="2"/>
          <table:table-cell table:style-name="ce3" table:formula="of:=CONCATENATE([.D23]; &quot;|&quot;; [.C23] ; &quot;|&quot;; [.B23]; &quot; &quot;; [.A23]; &quot;| API | BB&quot;)" office:value-type="string" office:string-value="399|user does not exists -&gt; 404 error|PATCH ezelectronics/users/:username| API | BB" calcext:value-type="string">
            <text:p>399|user does not exists -&gt; 404 error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sername is not the same-&gt; 401 error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/>
          <table:table-cell table:style-name="ce3" table:formula="of:=CONCATENATE([.D24]; &quot;|&quot;; [.C24] ; &quot;|&quot;; [.B24]; &quot; &quot;; [.A24]; &quot;| API | BB&quot;)" office:value-type="string" office:string-value="400|username is not the same-&gt; 401 error|PATCH ezelectronics/users/:username| API | BB" calcext:value-type="string">
            <text:p>400|username is not the same-&gt; 401 error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birthdate after current date: 400 error</text:p>
          </table:table-cell>
          <table:table-cell table:style-name="ce2" office:value-type="float" office:value="401" calcext:value-type="float">
            <text:p>401</text:p>
          </table:table-cell>
          <table:table-cell table:number-columns-repeated="2"/>
          <table:table-cell table:style-name="ce3" table:formula="of:=CONCATENATE([.D25]; &quot;|&quot;; [.C25] ; &quot;|&quot;; [.B25]; &quot; &quot;; [.A25]; &quot;| API | BB&quot;)" office:value-type="string" office:string-value="401|birthdate after current date: 400 error|PATCH ezelectronics/users/:username| API | BB" calcext:value-type="string">
            <text:p>401|birthdate after current date: 400 error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ser changes his own data -&gt; execute and get response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2"/>
          <table:table-cell table:style-name="ce3" table:formula="of:=CONCATENATE([.D26]; &quot;|&quot;; [.C26] ; &quot;|&quot;; [.B26]; &quot; &quot;; [.A26]; &quot;| API | BB&quot;)" office:value-type="string" office:string-value="402|user changes his own data -&gt; execute and get response|PATCH ezelectronics/users/:username| API | BB" calcext:value-type="string">
            <text:p>402|user changes his own data -&gt; execute and get response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admin changes data of another admin -&gt; 401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2"/>
          <table:table-cell table:style-name="ce3" table:formula="of:=CONCATENATE([.D27]; &quot;|&quot;; [.C27] ; &quot;|&quot;; [.B27]; &quot; &quot;; [.A27]; &quot;| API | BB&quot;)" office:value-type="string" office:string-value="403|admin changes data of another admin -&gt; 401|PATCH ezelectronics/users/:username| API | BB" calcext:value-type="string">
            <text:p>403|admin changes data of another admin -&gt; 401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admin changes another user -&gt; execute and get response</text:p>
          </table:table-cell>
          <table:table-cell table:style-name="ce2" office:value-type="float" office:value="404" calcext:value-type="float">
            <text:p>404</text:p>
          </table:table-cell>
          <table:table-cell table:number-columns-repeated="2"/>
          <table:table-cell table:style-name="ce3" table:formula="of:=CONCATENATE([.D28]; &quot;|&quot;; [.C28] ; &quot;|&quot;; [.B28]; &quot; &quot;; [.A28]; &quot;| API | BB&quot;)" office:value-type="string" office:string-value="404|admin changes another user -&gt; execute and get response|PATCH ezelectronics/users/:username| API | BB" calcext:value-type="string">
            <text:p>404|admin changes another user -&gt; execute and get response|PATCH ezelectronics/users/:username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users/:usernam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admin changes his data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2"/>
          <table:table-cell table:style-name="ce3" table:formula="of:=CONCATENATE([.D29]; &quot;|&quot;; [.C29] ; &quot;|&quot;; [.B29]; &quot; &quot;; [.A29]; &quot;| API | BB&quot;)" office:value-type="string" office:string-value="405|admin changes his data|PATCH ezelectronics/users/:username| API | BB" calcext:value-type="string">
            <text:p>405|admin changes his data|PATCH ezelectronics/users/:usernam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409 errror if product exists</text:p>
          </table:table-cell>
          <table:table-cell table:style-name="ce2" office:value-type="float" office:value="406" calcext:value-type="float">
            <text:p>406</text:p>
          </table:table-cell>
          <table:table-cell table:number-columns-repeated="2"/>
          <table:table-cell table:style-name="ce3" table:formula="of:=CONCATENATE([.D30]; &quot;|&quot;; [.C30] ; &quot;|&quot;; [.B30]; &quot; &quot;; [.A30]; &quot;| API | BB&quot;)" office:value-type="string" office:string-value="406|409 errror if product exists|POST ezelectronics/products| API | BB" calcext:value-type="string">
            <text:p>406|409 errror if product exists|POS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409 error when arrivalDate after currentDate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2"/>
          <table:table-cell table:style-name="ce3" table:formula="of:=CONCATENATE([.D31]; &quot;|&quot;; [.C31] ; &quot;|&quot;; [.B31]; &quot; &quot;; [.A31]; &quot;| API | BB&quot;)" office:value-type="string" office:string-value="407|409 error when arrivalDate after currentDate|POST ezelectronics/products| API | BB" calcext:value-type="string">
            <text:p>407|409 error when arrivalDate after currentDate|POS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product correctly added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2"/>
          <table:table-cell table:style-name="ce3" table:formula="of:=CONCATENATE([.D32]; &quot;|&quot;; [.C32] ; &quot;|&quot;; [.B32]; &quot; &quot;; [.A32]; &quot;| API | BB&quot;)" office:value-type="string" office:string-value="408|product correctly added|POST ezelectronics/products| API | BB" calcext:value-type="string">
            <text:p>408|product correctly added|POS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error when user is customer</text:p>
          </table:table-cell>
          <table:table-cell table:style-name="ce2" office:value-type="float" office:value="409" calcext:value-type="float">
            <text:p>409</text:p>
          </table:table-cell>
          <table:table-cell table:number-columns-repeated="2"/>
          <table:table-cell table:style-name="ce3" table:formula="of:=CONCATENATE([.D33]; &quot;|&quot;; [.C33] ; &quot;|&quot;; [.B33]; &quot; &quot;; [.A33]; &quot;| API | BB&quot;)" office:value-type="string" office:string-value="409|error when user is customer|POST ezelectronics/products| API | BB" calcext:value-type="string">
            <text:p>409|error when user is customer|POS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verify all controls are correct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2"/>
          <table:table-cell table:style-name="ce3" table:formula="of:=CONCATENATE([.D34]; &quot;|&quot;; [.C34] ; &quot;|&quot;; [.B34]; &quot; &quot;; [.A34]; &quot;| API | BB&quot;)" office:value-type="string" office:string-value="410|verify all controls are correct|PATCH ezelectronics/products/:model| API | BB" calcext:value-type="string">
            <text:p>410|verify all controls are correct|PATCH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4 if model doesn't exists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2"/>
          <table:table-cell table:style-name="ce3" table:formula="of:=CONCATENATE([.D35]; &quot;|&quot;; [.C35] ; &quot;|&quot;; [.B35]; &quot; &quot;; [.A35]; &quot;| API | BB&quot;)" office:value-type="string" office:string-value="411|404 if model doesn't exists|PATCH ezelectronics/products/:model| API | BB" calcext:value-type="string">
            <text:p>411|404 if model doesn't exists|PATCH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0 if changeDate after currentDate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2"/>
          <table:table-cell table:style-name="ce3" table:formula="of:=CONCATENATE([.D36]; &quot;|&quot;; [.C36] ; &quot;|&quot;; [.B36]; &quot; &quot;; [.A36]; &quot;| API | BB&quot;)" office:value-type="string" office:string-value="412|400 if changeDate after currentDate|PATCH ezelectronics/products/:model| API | BB" calcext:value-type="string">
            <text:p>412|400 if changeDate after currentDate|PATCH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0 if changeDate before arrivalDate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2"/>
          <table:table-cell table:style-name="ce3" table:formula="of:=CONCATENATE([.D37]; &quot;|&quot;; [.C37] ; &quot;|&quot;; [.B37]; &quot; &quot;; [.A37]; &quot;| API | BB&quot;)" office:value-type="string" office:string-value="413|400 if changeDate before arrivalDate|PATCH ezelectronics/products/:model| API | BB" calcext:value-type="string">
            <text:p>413|400 if changeDate before arrivalDate|PATCH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added qt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2"/>
          <table:table-cell table:style-name="ce3" table:formula="of:=CONCATENATE([.D38]; &quot;|&quot;; [.C38] ; &quot;|&quot;; [.B38]; &quot; &quot;; [.A38]; &quot;| API | BB&quot;)" office:value-type="string" office:string-value="414|added qt|PATCH ezelectronics/products/:model| API | BB" calcext:value-type="string">
            <text:p>414|added qt|PATCH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controlli generali routes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2"/>
          <table:table-cell table:style-name="ce3" table:formula="of:=CONCATENATE([.D39]; &quot;|&quot;; [.C39] ; &quot;|&quot;; [.B39]; &quot; &quot;; [.A39]; &quot;| API | BB&quot;)" office:value-type="string" office:string-value="415|controlli generali routes|PATCH ezelectronics/products/:model/sell| API | BB" calcext:value-type="string">
            <text:p>415|controlli generali routes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4 if model doesn't exists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/>
          <table:table-cell table:style-name="ce3" table:formula="of:=CONCATENATE([.D40]; &quot;|&quot;; [.C40] ; &quot;|&quot;; [.B40]; &quot; &quot;; [.A40]; &quot;| API | BB&quot;)" office:value-type="string" office:string-value="416|404 if model doesn't exists|PATCH ezelectronics/products/:model/sell| API | BB" calcext:value-type="string">
            <text:p>416|404 if model doesn't exists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0 if selling date after currentDate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2"/>
          <table:table-cell table:style-name="ce3" table:formula="of:=CONCATENATE([.D41]; &quot;|&quot;; [.C41] ; &quot;|&quot;; [.B41]; &quot; &quot;; [.A41]; &quot;| API | BB&quot;)" office:value-type="string" office:string-value="417|400 if selling date after currentDate|PATCH ezelectronics/products/:model/sell| API | BB" calcext:value-type="string">
            <text:p>417|400 if selling date after currentDate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0 if sellingDate before arrivalDate</text:p>
          </table:table-cell>
          <table:table-cell table:style-name="ce2" office:value-type="float" office:value="418" calcext:value-type="float">
            <text:p>418</text:p>
          </table:table-cell>
          <table:table-cell table:number-columns-repeated="2"/>
          <table:table-cell table:style-name="ce3" table:formula="of:=CONCATENATE([.D42]; &quot;|&quot;; [.C42] ; &quot;|&quot;; [.B42]; &quot; &quot;; [.A42]; &quot;| API | BB&quot;)" office:value-type="string" office:string-value="418|400 if sellingDate before arrivalDate|PATCH ezelectronics/products/:model/sell| API | BB" calcext:value-type="string">
            <text:p>418|400 if sellingDate before arrivalDate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9 if model available qt ==0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  <table:table-cell table:style-name="ce3" table:formula="of:=CONCATENATE([.D43]; &quot;|&quot;; [.C43] ; &quot;|&quot;; [.B43]; &quot; &quot;; [.A43]; &quot;| API | BB&quot;)" office:value-type="string" office:string-value="419|409 if model available qt ==0|PATCH ezelectronics/products/:model/sell| API | BB" calcext:value-type="string">
            <text:p>419|409 if model available qt ==0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9 if model av qt &lt; req qt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2"/>
          <table:table-cell table:style-name="ce3" table:formula="of:=CONCATENATE([.D44]; &quot;|&quot;; [.C44] ; &quot;|&quot;; [.B44]; &quot; &quot;; [.A44]; &quot;| API | BB&quot;)" office:value-type="string" office:string-value="420|409 if model av qt &lt; req qt|PATCH ezelectronics/products/:model/sell| API | BB" calcext:value-type="string">
            <text:p>420|409 if model av qt &lt; req qt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/sell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removed with sellingDate null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2"/>
          <table:table-cell table:style-name="ce3" table:formula="of:=CONCATENATE([.D45]; &quot;|&quot;; [.C45] ; &quot;|&quot;; [.B45]; &quot; &quot;; [.A45]; &quot;| API | BB&quot;)" office:value-type="string" office:string-value="421|removed with sellingDate null|PATCH ezelectronics/products/:model/sell| API | BB" calcext:value-type="string">
            <text:p>421|removed with sellingDate null|PATCH ezelectronics/products/:model/sel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verify routes</text:p>
          </table:table-cell>
          <table:table-cell table:style-name="ce2" office:value-type="float" office:value="422" calcext:value-type="float">
            <text:p>422</text:p>
          </table:table-cell>
          <table:table-cell table:number-columns-repeated="2"/>
          <table:table-cell table:style-name="ce3" table:formula="of:=CONCATENATE([.D46]; &quot;|&quot;; [.C46] ; &quot;|&quot;; [.B46]; &quot; &quot;; [.A46]; &quot;| API | BB&quot;)" office:value-type="string" office:string-value="422|verify routes|GET ezelectronics/products| API | BB" calcext:value-type="string">
            <text:p>422|verify routes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null and category not null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2"/>
          <table:table-cell table:style-name="ce3" table:formula="of:=CONCATENATE([.D47]; &quot;|&quot;; [.C47] ; &quot;|&quot;; [.B47]; &quot; &quot;; [.A47]; &quot;| API | BB&quot;)" office:value-type="string" office:string-value="423|422 error if grouping is null and category not null|GET ezelectronics/products| API | BB" calcext:value-type="string">
            <text:p>423|422 error if grouping is null and category not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null and model not null</text:p>
          </table:table-cell>
          <table:table-cell table:style-name="ce2" office:value-type="float" office:value="424" calcext:value-type="float">
            <text:p>424</text:p>
          </table:table-cell>
          <table:table-cell table:number-columns-repeated="2"/>
          <table:table-cell table:style-name="ce3" table:formula="of:=CONCATENATE([.D48]; &quot;|&quot;; [.C48] ; &quot;|&quot;; [.B48]; &quot; &quot;; [.A48]; &quot;| API | BB&quot;)" office:value-type="string" office:string-value="424|422 error if grouping is null and model not null|GET ezelectronics/products| API | BB" calcext:value-type="string">
            <text:p>424|422 error if grouping is null and model not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category and category is null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2"/>
          <table:table-cell table:style-name="ce3" table:formula="of:=CONCATENATE([.D49]; &quot;|&quot;; [.C49] ; &quot;|&quot;; [.B49]; &quot; &quot;; [.A49]; &quot;| API | BB&quot;)" office:value-type="string" office:string-value="425|422 error if grouping is category and category is null|GET ezelectronics/products| API | BB" calcext:value-type="string">
            <text:p>425|422 error if grouping is category and category is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category and model is not null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2"/>
          <table:table-cell table:style-name="ce3" table:formula="of:=CONCATENATE([.D50]; &quot;|&quot;; [.C50] ; &quot;|&quot;; [.B50]; &quot; &quot;; [.A50]; &quot;| API | BB&quot;)" office:value-type="string" office:string-value="426|422 error if grouping is category and model is not null|GET ezelectronics/products| API | BB" calcext:value-type="string">
            <text:p>426|422 error if grouping is category and model is not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model and model is null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2"/>
          <table:table-cell table:style-name="ce3" table:formula="of:=CONCATENATE([.D51]; &quot;|&quot;; [.C51] ; &quot;|&quot;; [.B51]; &quot; &quot;; [.A51]; &quot;| API | BB&quot;)" office:value-type="string" office:string-value="427|422 error if grouping is model and model is null|GET ezelectronics/products| API | BB" calcext:value-type="string">
            <text:p>427|422 error if grouping is model and model is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model and category is not null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2"/>
          <table:table-cell table:style-name="ce3" table:formula="of:=CONCATENATE([.D52]; &quot;|&quot;; [.C52] ; &quot;|&quot;; [.B52]; &quot; &quot;; [.A52]; &quot;| API | BB&quot;)" office:value-type="string" office:string-value="428|422 error if grouping is model and category is not null|GET ezelectronics/products| API | BB" calcext:value-type="string">
            <text:p>428|422 error if grouping is model and category is not 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04 eror if model does not exists and you are grouping as model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2"/>
          <table:table-cell table:style-name="ce3" table:formula="of:=CONCATENATE([.D53]; &quot;|&quot;; [.C53] ; &quot;|&quot;; [.B53]; &quot; &quot;; [.A53]; &quot;| API | BB&quot;)" office:value-type="string" office:string-value="429|404 eror if model does not exists and you are grouping as model|GET ezelectronics/products| API | BB" calcext:value-type="string">
            <text:p>429|404 eror if model does not exists and you are grouping as mode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tAll products with groupid=null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/>
          <table:table-cell table:style-name="ce3" table:formula="of:=CONCATENATE([.D54]; &quot;|&quot;; [.C54] ; &quot;|&quot;; [.B54]; &quot; &quot;; [.A54]; &quot;| API | BB&quot;)" office:value-type="string" office:string-value="430|getAll products with groupid=null|GET ezelectronics/products| API | BB" calcext:value-type="string">
            <text:p>430|getAll products with groupid=nul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tAllProducts of a category with groupind=category</text:p>
          </table:table-cell>
          <table:table-cell table:style-name="ce2" office:value-type="float" office:value="431" calcext:value-type="float">
            <text:p>431</text:p>
          </table:table-cell>
          <table:table-cell table:number-columns-repeated="2"/>
          <table:table-cell table:style-name="ce3" table:formula="of:=CONCATENATE([.D55]; &quot;|&quot;; [.C55] ; &quot;|&quot;; [.B55]; &quot; &quot;; [.A55]; &quot;| API | BB&quot;)" office:value-type="string" office:string-value="431|getAllProducts of a category with groupind=category|GET ezelectronics/products| API | BB" calcext:value-type="string">
            <text:p>431|getAllProducts of a category with groupind=category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tAllProducts of a model with groupind=model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/>
          <table:table-cell table:style-name="ce3" table:formula="of:=CONCATENATE([.D56]; &quot;|&quot;; [.C56] ; &quot;|&quot;; [.B56]; &quot; &quot;; [.A56]; &quot;| API | BB&quot;)" office:value-type="string" office:string-value="432|getAllProducts of a model with groupind=model|GET ezelectronics/products| API | BB" calcext:value-type="string">
            <text:p>432|getAllProducts of a model with groupind=model|GET ezelectronics/produc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control parameters</text:p>
          </table:table-cell>
          <table:table-cell table:style-name="ce2" office:value-type="float" office:value="433" calcext:value-type="float">
            <text:p>433</text:p>
          </table:table-cell>
          <table:table-cell table:number-columns-repeated="2"/>
          <table:table-cell table:style-name="ce3" table:formula="of:=CONCATENATE([.D57]; &quot;|&quot;; [.C57] ; &quot;|&quot;; [.B57]; &quot; &quot;; [.A57]; &quot;| API | BB&quot;)" office:value-type="string" office:string-value="433|control parameters|GET ezelectronics/products/available| API | BB" calcext:value-type="string">
            <text:p>433|control parameters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verify you get all but not if 0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/>
          <table:table-cell table:style-name="ce3" table:formula="of:=CONCATENATE([.D58]; &quot;|&quot;; [.C58] ; &quot;|&quot;; [.B58]; &quot; &quot;; [.A58]; &quot;| API | BB&quot;)" office:value-type="string" office:string-value="434|verify you get all but not if 0|GET ezelectronics/products/available| API | BB" calcext:value-type="string">
            <text:p>434|verify you get all but not if 0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verify you don't get anything passing a model that has 0 items available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/>
          <table:table-cell table:style-name="ce3" table:formula="of:=CONCATENATE([.D59]; &quot;|&quot;; [.C59] ; &quot;|&quot;; [.B59]; &quot; &quot;; [.A59]; &quot;| API | BB&quot;)" office:value-type="string" office:string-value="435|verify you don't get anything passing a model that has 0 items available|GET ezelectronics/products/available| API | BB" calcext:value-type="string">
            <text:p>435|verify you don't get anything passing a model that has 0 items available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verify you get a model with available qt &gt;0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/>
          <table:table-cell table:style-name="ce3" table:formula="of:=CONCATENATE([.D60]; &quot;|&quot;; [.C60] ; &quot;|&quot;; [.B60]; &quot; &quot;; [.A60]; &quot;| API | BB&quot;)" office:value-type="string" office:string-value="436|verify you get a model with available qt &gt;0|GET ezelectronics/products/available| API | BB" calcext:value-type="string">
            <text:p>436|verify you get a model with available qt &gt;0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verify you get all of the category but not if 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/>
          <table:table-cell table:style-name="ce3" table:formula="of:=CONCATENATE([.D61]; &quot;|&quot;; [.C61] ; &quot;|&quot;; [.B61]; &quot; &quot;; [.A61]; &quot;| API | BB&quot;)" office:value-type="string" office:string-value="437|verify you get all of the category but not if 0|GET ezelectronics/products/available| API | BB" calcext:value-type="string">
            <text:p>437|verify you get all of the category but not if 0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null and category not null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/>
          <table:table-cell table:style-name="ce3" table:formula="of:=CONCATENATE([.D62]; &quot;|&quot;; [.C62] ; &quot;|&quot;; [.B62]; &quot; &quot;; [.A62]; &quot;| API | BB&quot;)" office:value-type="string" office:string-value="438|422 error if grouping is null and category not null|GET ezelectronics/products/available| API | BB" calcext:value-type="string">
            <text:p>438|422 error if grouping is null and category not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null and model not null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/>
          <table:table-cell table:style-name="ce3" table:formula="of:=CONCATENATE([.D63]; &quot;|&quot;; [.C63] ; &quot;|&quot;; [.B63]; &quot; &quot;; [.A63]; &quot;| API | BB&quot;)" office:value-type="string" office:string-value="439|422 error if grouping is null and model not null|GET ezelectronics/products/available| API | BB" calcext:value-type="string">
            <text:p>439|422 error if grouping is null and model not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category and category is null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/>
          <table:table-cell table:style-name="ce3" table:formula="of:=CONCATENATE([.D64]; &quot;|&quot;; [.C64] ; &quot;|&quot;; [.B64]; &quot; &quot;; [.A64]; &quot;| API | BB&quot;)" office:value-type="string" office:string-value="440|422 error if grouping is category and category is null|GET ezelectronics/products/available| API | BB" calcext:value-type="string">
            <text:p>440|422 error if grouping is category and category is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category and model is not null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/>
          <table:table-cell table:style-name="ce3" table:formula="of:=CONCATENATE([.D65]; &quot;|&quot;; [.C65] ; &quot;|&quot;; [.B65]; &quot; &quot;; [.A65]; &quot;| API | BB&quot;)" office:value-type="string" office:string-value="441|422 error if grouping is category and model is not null|GET ezelectronics/products/available| API | BB" calcext:value-type="string">
            <text:p>441|422 error if grouping is category and model is not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model and model is null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/>
          <table:table-cell table:style-name="ce3" table:formula="of:=CONCATENATE([.D66]; &quot;|&quot;; [.C66] ; &quot;|&quot;; [.B66]; &quot; &quot;; [.A66]; &quot;| API | BB&quot;)" office:value-type="string" office:string-value="442|422 error if grouping is model and model is null|GET ezelectronics/products/available| API | BB" calcext:value-type="string">
            <text:p>442|422 error if grouping is model and model is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22 error if grouping is model and category is not null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/>
          <table:table-cell table:style-name="ce3" table:formula="of:=CONCATENATE([.D67]; &quot;|&quot;; [.C67] ; &quot;|&quot;; [.B67]; &quot; &quot;; [.A67]; &quot;| API | BB&quot;)" office:value-type="string" office:string-value="443|422 error if grouping is model and category is not null|GET ezelectronics/products/available| API | BB" calcext:value-type="string">
            <text:p>443|422 error if grouping is model and category is not nul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availabl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404 eror if model does not exists and you are grouping as model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2"/>
          <table:table-cell table:style-name="ce3" table:formula="of:=CONCATENATE([.D68]; &quot;|&quot;; [.C68] ; &quot;|&quot;; [.B68]; &quot; &quot;; [.A68]; &quot;| API | BB&quot;)" office:value-type="string" office:string-value="444|404 eror if model does not exists and you are grouping as model|GET ezelectronics/products/available| API | BB" calcext:value-type="string">
            <text:p>444|404 eror if model does not exists and you are grouping as model|GET ezelectronics/products/available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test on route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2"/>
          <table:table-cell table:style-name="ce3" table:formula="of:=CONCATENATE([.D69]; &quot;|&quot;; [.C69] ; &quot;|&quot;; [.B69]; &quot; &quot;; [.A69]; &quot;| API | BB&quot;)" office:value-type="string" office:string-value="445|test on route|DELETE ezelectronics/products/:model| API | BB" calcext:value-type="string">
            <text:p>445|test on route|DELETE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return 404 if model does not exists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2"/>
          <table:table-cell table:style-name="ce3" table:formula="of:=CONCATENATE([.D70]; &quot;|&quot;; [.C70] ; &quot;|&quot;; [.B70]; &quot; &quot;; [.A70]; &quot;| API | BB&quot;)" office:value-type="string" office:string-value="446|return 404 if model does not exists|DELETE ezelectronics/products/:model| API | BB" calcext:value-type="string">
            <text:p>446|return 404 if model does not exists|DELETE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successul. verify cascade on PIC and review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2"/>
          <table:table-cell table:style-name="ce3" table:formula="of:=CONCATENATE([.D71]; &quot;|&quot;; [.C71] ; &quot;|&quot;; [.B71]; &quot; &quot;; [.A71]; &quot;| API | BB&quot;)" office:value-type="string" office:string-value="447|delete successul. verify cascade on PIC and review|DELETE ezelectronics/products/:model| API | BB" calcext:value-type="string">
            <text:p>447|delete successul. verify cascade on PIC and review|DELETE ezelectronic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products/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all products, including related ones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2"/>
          <table:table-cell table:style-name="ce3" table:formula="of:=CONCATENATE([.D72]; &quot;|&quot;; [.C72] ; &quot;|&quot;; [.B72]; &quot; &quot;; [.A72]; &quot;| API | BB&quot;)" office:value-type="string" office:string-value="448|delete all products, including related ones|DELETE ezelectronics/products/| API | BB" calcext:value-type="string">
            <text:p>448|delete all products, including related ones|DELETE ezelectronics/products/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Unhauthenticated user</text:p>
          </table:table-cell>
          <table:table-cell table:style-name="ce2" office:value-type="float" office:value="449" calcext:value-type="float">
            <text:p>449</text:p>
          </table:table-cell>
          <table:table-cell table:number-columns-repeated="2"/>
          <table:table-cell table:style-name="ce3" table:formula="of:=CONCATENATE([.D73]; &quot;|&quot;; [.C73] ; &quot;|&quot;; [.B73]; &quot; &quot;; [.A73]; &quot;| API | BB&quot;)" office:value-type="string" office:string-value="449|Unhauthenticated user|GET exelectronics/carts| API | BB" calcext:value-type="string">
            <text:p>449|Unhauthenticated user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no cart present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/>
          <table:table-cell table:style-name="ce3" table:formula="of:=CONCATENATE([.D74]; &quot;|&quot;; [.C74] ; &quot;|&quot;; [.B74]; &quot; &quot;; [.A74]; &quot;| API | BB&quot;)" office:value-type="string" office:string-value="450|Auth user, no cart present|GET exelectronics/carts| API | BB" calcext:value-type="string">
            <text:p>450|Auth user, no cart presen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cart present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2"/>
          <table:table-cell table:style-name="ce3" table:formula="of:=CONCATENATE([.D75]; &quot;|&quot;; [.C75] ; &quot;|&quot;; [.B75]; &quot; &quot;; [.A75]; &quot;| API | BB&quot;)" office:value-type="string" office:string-value="451|Auth user, cart present|GET exelectronics/carts| API | BB" calcext:value-type="string">
            <text:p>451|Auth user, cart presen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cart bought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2"/>
          <table:table-cell table:style-name="ce3" table:formula="of:=CONCATENATE([.D76]; &quot;|&quot;; [.C76] ; &quot;|&quot;; [.B76]; &quot; &quot;; [.A76]; &quot;| API | BB&quot;)" office:value-type="string" office:string-value="452|Auth user, cart bought|GET exelectronics/carts| API | BB" calcext:value-type="string">
            <text:p>452|Auth user, cart bough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no cart present</text:p>
          </table:table-cell>
          <table:table-cell table:style-name="ce2" office:value-type="float" office:value="453" calcext:value-type="float">
            <text:p>453</text:p>
          </table:table-cell>
          <table:table-cell table:number-columns-repeated="2"/>
          <table:table-cell table:style-name="ce3" table:formula="of:=CONCATENATE([.D77]; &quot;|&quot;; [.C77] ; &quot;|&quot;; [.B77]; &quot; &quot;; [.A77]; &quot;| API | BB&quot;)" office:value-type="string" office:string-value="453|Auth user, no cart present|GET exelectronics/carts| API | BB" calcext:value-type="string">
            <text:p>453|Auth user, no cart presen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cart present</text:p>
          </table:table-cell>
          <table:table-cell table:style-name="ce2" office:value-type="float" office:value="454" calcext:value-type="float">
            <text:p>454</text:p>
          </table:table-cell>
          <table:table-cell table:number-columns-repeated="2"/>
          <table:table-cell table:style-name="ce3" table:formula="of:=CONCATENATE([.D78]; &quot;|&quot;; [.C78] ; &quot;|&quot;; [.B78]; &quot; &quot;; [.A78]; &quot;| API | BB&quot;)" office:value-type="string" office:string-value="454|Auth user, cart present|GET exelectronics/carts| API | BB" calcext:value-type="string">
            <text:p>454|Auth user, cart presen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uth user, cart bought</text:p>
          </table:table-cell>
          <table:table-cell table:style-name="ce2" office:value-type="float" office:value="455" calcext:value-type="float">
            <text:p>455</text:p>
          </table:table-cell>
          <table:table-cell table:number-columns-repeated="2"/>
          <table:table-cell table:style-name="ce3" table:formula="of:=CONCATENATE([.D79]; &quot;|&quot;; [.C79] ; &quot;|&quot;; [.B79]; &quot; &quot;; [.A79]; &quot;| API | BB&quot;)" office:value-type="string" office:string-value="455|Auth user, cart bought|GET exelectronics/carts| API | BB" calcext:value-type="string">
            <text:p>455|Auth user, cart bought|GE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Return 404 and 409 errors</text:p>
          </table:table-cell>
          <table:table-cell table:style-name="ce2" office:value-type="float" office:value="456" calcext:value-type="float">
            <text:p>456</text:p>
          </table:table-cell>
          <table:table-cell table:number-columns-repeated="2"/>
          <table:table-cell table:style-name="ce3" table:formula="of:=CONCATENATE([.D80]; &quot;|&quot;; [.C80] ; &quot;|&quot;; [.B80]; &quot; &quot;; [.A80]; &quot;| API | BB&quot;)" office:value-type="string" office:string-value="456|Return 404 and 409 errors|POST exelectronics/carts| API | BB" calcext:value-type="string">
            <text:p>456|Return 404 and 409 errors|POST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Customer only can access</text:p>
          </table:table-cell>
          <table:table-cell table:style-name="ce2" office:value-type="float" office:value="457" calcext:value-type="float">
            <text:p>457</text:p>
          </table:table-cell>
          <table:table-cell table:number-columns-repeated="2"/>
          <table:table-cell table:style-name="ce3" table:formula="of:=CONCATENATE([.D81]; &quot;|&quot;; [.C81] ; &quot;|&quot;; [.B81]; &quot; &quot;; [.A81]; &quot;| API | BB&quot;)" office:value-type="string" office:string-value="457|Customer only can access|PATCH exelectronics/carts| API | BB" calcext:value-type="string">
            <text:p>457|Customer only can access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4 if no unpaid cart present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2"/>
          <table:table-cell table:style-name="ce3" table:formula="of:=CONCATENATE([.D82]; &quot;|&quot;; [.C82] ; &quot;|&quot;; [.B82]; &quot; &quot;; [.A82]; &quot;| API | BB&quot;)" office:value-type="string" office:string-value="458|404 if no unpaid cart present|PATCH exelectronics/carts| API | BB" calcext:value-type="string">
            <text:p>458|404 if no unpaid cart present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0 if cart present, but no products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2"/>
          <table:table-cell table:style-name="ce3" table:formula="of:=CONCATENATE([.D83]; &quot;|&quot;; [.C83] ; &quot;|&quot;; [.B83]; &quot; &quot;; [.A83]; &quot;| API | BB&quot;)" office:value-type="string" office:string-value="459|400 if cart present, but no products|PATCH exelectronics/carts| API | BB" calcext:value-type="string">
            <text:p>459|400 if cart present, but no products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9 if one product in cart with availableQt =0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2"/>
          <table:table-cell table:style-name="ce3" table:formula="of:=CONCATENATE([.D84]; &quot;|&quot;; [.C84] ; &quot;|&quot;; [.B84]; &quot; &quot;; [.A84]; &quot;| API | BB&quot;)" office:value-type="string" office:string-value="460|409 if one product in cart with availableQt =0|PATCH exelectronics/carts| API | BB" calcext:value-type="string">
            <text:p>460|409 if one product in cart with availableQt =0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409 if one productQtInCart &lt; stock qt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2"/>
          <table:table-cell table:style-name="ce3" table:formula="of:=CONCATENATE([.D85]; &quot;|&quot;; [.C85] ; &quot;|&quot;; [.B85]; &quot; &quot;; [.A85]; &quot;| API | BB&quot;)" office:value-type="string" office:string-value="461|409 if one productQtInCart &lt; stock qt|PATCH exelectronics/carts| API | BB" calcext:value-type="string">
            <text:p>461|409 if one productQtInCart &lt; stock qt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Payment date is today and right format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2"/>
          <table:table-cell table:style-name="ce3" table:formula="of:=CONCATENATE([.D86]; &quot;|&quot;; [.C86] ; &quot;|&quot;; [.B86]; &quot; &quot;; [.A86]; &quot;| API | BB&quot;)" office:value-type="string" office:string-value="462|Payment date is today and right format|PATCH exelectronics/carts| API | BB" calcext:value-type="string">
            <text:p>462|Payment date is today and right format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Available qt is reduced (3 before for XPS, 10 for Iphone13)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/>
          <table:table-cell table:style-name="ce3" table:formula="of:=CONCATENATE([.D87]; &quot;|&quot;; [.C87] ; &quot;|&quot;; [.B87]; &quot; &quot;; [.A87]; &quot;| API | BB&quot;)" office:value-type="string" office:string-value="463|Available qt is reduced (3 before for XPS, 10 for Iphone13)|PATCH exelectronics/carts| API | BB" calcext:value-type="string">
            <text:p>463|Available qt is reduced (3 before for XPS, 10 for Iphone13)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xelectronics/cart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product is set to paid</text:p>
          </table:table-cell>
          <table:table-cell table:style-name="ce2" office:value-type="float" office:value="464" calcext:value-type="float">
            <text:p>464</text:p>
          </table:table-cell>
          <table:table-cell table:number-columns-repeated="2"/>
          <table:table-cell table:style-name="ce3" table:formula="of:=CONCATENATE([.D88]; &quot;|&quot;; [.C88] ; &quot;|&quot;; [.B88]; &quot; &quot;; [.A88]; &quot;| API | BB&quot;)" office:value-type="string" office:string-value="464|product is set to paid|PATCH exelectronics/carts| API | BB" calcext:value-type="string">
            <text:p>464|product is set to paid|PATCH ex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history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the arrray is returned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/>
          <table:table-cell table:style-name="ce3" table:formula="of:=CONCATENATE([.D89]; &quot;|&quot;; [.C89] ; &quot;|&quot;; [.B89]; &quot; &quot;; [.A89]; &quot;| API | BB&quot;)" office:value-type="string" office:string-value="465|the arrray is returned|GET ezelectronics/carts/history| API | BB" calcext:value-type="string">
            <text:p>465|the arrray is returned|GET ezelectronics/carts/history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history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Not shown the not included ones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/>
          <table:table-cell table:style-name="ce3" table:formula="of:=CONCATENATE([.D90]; &quot;|&quot;; [.C90] ; &quot;|&quot;; [.B90]; &quot; &quot;; [.A90]; &quot;| API | BB&quot;)" office:value-type="string" office:string-value="466|Not shown the not included ones|GET ezelectronics/carts/history| API | BB" calcext:value-type="string">
            <text:p>466|Not shown the not included ones|GET ezelectronics/carts/history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404 if model not in cart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2"/>
          <table:table-cell table:style-name="ce3" table:formula="of:=CONCATENATE([.D91]; &quot;|&quot;; [.C91] ; &quot;|&quot;; [.B91]; &quot; &quot;; [.A91]; &quot;| API | BB&quot;)" office:value-type="string" office:string-value="467|404 if model not in cart|DELETE ezelectronics/carts/products/:model| API | BB" calcext:value-type="string">
            <text:p>467|404 if model not in cart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404 if no unpaid cart present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2"/>
          <table:table-cell table:style-name="ce3" table:formula="of:=CONCATENATE([.D92]; &quot;|&quot;; [.C92] ; &quot;|&quot;; [.B92]; &quot; &quot;; [.A92]; &quot;| API | BB&quot;)" office:value-type="string" office:string-value="468|404 if no unpaid cart present|DELETE ezelectronics/carts/products/:model| API | BB" calcext:value-type="string">
            <text:p>468|404 if no unpaid cart present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404 if cart is empty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/>
          <table:table-cell table:style-name="ce3" table:formula="of:=CONCATENATE([.D93]; &quot;|&quot;; [.C93] ; &quot;|&quot;; [.B93]; &quot; &quot;; [.A93]; &quot;| API | BB&quot;)" office:value-type="string" office:string-value="469|404 if cart is empty|DELETE ezelectronics/carts/products/:model| API | BB" calcext:value-type="string">
            <text:p>469|404 if cart is empty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404 if prod doesn't exists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2"/>
          <table:table-cell table:style-name="ce3" table:formula="of:=CONCATENATE([.D94]; &quot;|&quot;; [.C94] ; &quot;|&quot;; [.B94]; &quot; &quot;; [.A94]; &quot;| API | BB&quot;)" office:value-type="string" office:string-value="470|404 if prod doesn't exists|DELETE ezelectronics/carts/products/:model| API | BB" calcext:value-type="string">
            <text:p>470|404 if prod doesn't exists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verify the qt is reduced</text:p>
          </table:table-cell>
          <table:table-cell table:style-name="ce2" office:value-type="float" office:value="471" calcext:value-type="float">
            <text:p>471</text:p>
          </table:table-cell>
          <table:table-cell table:number-columns-repeated="2"/>
          <table:table-cell table:style-name="ce3" table:formula="of:=CONCATENATE([.D95]; &quot;|&quot;; [.C95] ; &quot;|&quot;; [.B95]; &quot; &quot;; [.A95]; &quot;| API | BB&quot;)" office:value-type="string" office:string-value="471|verify the qt is reduced|DELETE ezelectronics/carts/products/:model| API | BB" calcext:value-type="string">
            <text:p>471|verify the qt is reduced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products/:model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total cost is reduced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2"/>
          <table:table-cell table:style-name="ce3" table:formula="of:=CONCATENATE([.D96]; &quot;|&quot;; [.C96] ; &quot;|&quot;; [.B96]; &quot; &quot;; [.A96]; &quot;| API | BB&quot;)" office:value-type="string" office:string-value="472|total cost is reduced|DELETE ezelectronics/carts/products/:model| API | BB" calcext:value-type="string">
            <text:p>472|total cost is reduced|DELETE ezelectronics/carts/products/:model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current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404 if no unpaid cart available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2"/>
          <table:table-cell table:style-name="ce3" table:formula="of:=CONCATENATE([.D97]; &quot;|&quot;; [.C97] ; &quot;|&quot;; [.B97]; &quot; &quot;; [.A97]; &quot;| API | BB&quot;)" office:value-type="string" office:string-value="473|404 if no unpaid cart available|DELETE ezelectronics/carts/current| API | BB" calcext:value-type="string">
            <text:p>473|404 if no unpaid cart available|DELETE ezelectronics/carts/current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current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art is removed from FE</text:p>
          </table:table-cell>
          <table:table-cell table:style-name="ce2" office:value-type="float" office:value="474" calcext:value-type="float">
            <text:p>474</text:p>
          </table:table-cell>
          <table:table-cell table:number-columns-repeated="2"/>
          <table:table-cell table:style-name="ce3" table:formula="of:=CONCATENATE([.D98]; &quot;|&quot;; [.C98] ; &quot;|&quot;; [.B98]; &quot; &quot;; [.A98]; &quot;| API | BB&quot;)" office:value-type="string" office:string-value="474|Cart is removed from FE|DELETE ezelectronics/carts/current| API | BB" calcext:value-type="string">
            <text:p>474|Cart is removed from FE|DELETE ezelectronics/carts/current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current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All products are removed in the DB (verify cascade)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  <table:table-cell table:style-name="ce3" table:formula="of:=CONCATENATE([.D99]; &quot;|&quot;; [.C99] ; &quot;|&quot;; [.B99]; &quot; &quot;; [.A99]; &quot;| API | BB&quot;)" office:value-type="string" office:string-value="475|All products are removed in the DB (verify cascade)|DELETE ezelectronics/carts/current| API | BB" calcext:value-type="string">
            <text:p>475|All products are removed in the DB (verify cascade)|DELETE ezelectronics/carts/current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current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Total cost is 0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2"/>
          <table:table-cell table:style-name="ce3" table:formula="of:=CONCATENATE([.D100]; &quot;|&quot;; [.C100] ; &quot;|&quot;; [.B100]; &quot; &quot;; [.A100]; &quot;| API | BB&quot;)" office:value-type="string" office:string-value="476|Total cost is 0|DELETE ezelectronics/carts/current| API | BB" calcext:value-type="string">
            <text:p>476|Total cost is 0|DELETE ezelectronics/carts/current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verify truncate is happened</text:p>
          </table:table-cell>
          <table:table-cell table:style-name="ce2" office:value-type="float" office:value="477" calcext:value-type="float">
            <text:p>477</text:p>
          </table:table-cell>
          <table:table-cell table:number-columns-repeated="2"/>
          <table:table-cell table:style-name="ce3" table:formula="of:=CONCATENATE([.D101]; &quot;|&quot;; [.C101] ; &quot;|&quot;; [.B101]; &quot; &quot;; [.A101]; &quot;| API | BB&quot;)" office:value-type="string" office:string-value="477|verify truncate is happened|DELETE ezelectronics/carts| API | BB" calcext:value-type="string">
            <text:p>477|verify truncate is happened|DELETE ezelectronics/carts| API | BB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zelectronics/carts/all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ee if all carts are returned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2"/>
          <table:table-cell table:style-name="ce3" table:formula="of:=CONCATENATE([.D102]; &quot;|&quot;; [.C102] ; &quot;|&quot;; [.B102]; &quot; &quot;; [.A102]; &quot;| API | BB&quot;)" office:value-type="string" office:string-value="478|see if all carts are returned|GET ezelectronics/carts/all| API | BB" calcext:value-type="string">
            <text:p>478|see if all carts are returned|GET ezelectronics/carts/al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Unhauthenticated user</text:p>
          </table:table-cell>
          <table:table-cell table:style-name="ce2" office:value-type="float" office:value="479" calcext:value-type="float">
            <text:p>479</text:p>
          </table:table-cell>
          <table:table-cell table:number-columns-repeated="2"/>
          <table:table-cell table:style-name="ce3" table:formula="of:=CONCATENATE([.D103]; &quot;|&quot;; [.C103] ; &quot;|&quot;; [.B103]; &quot; &quot;; [.A103]; &quot;| API | BB&quot;)" office:value-type="string" office:string-value="479|Unhauthenticated user|POST ezelectronics/reviews/:model| API | BB" calcext:value-type="string">
            <text:p>479|Unhauthenticated user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alled by an admin -&gt; error 401</text:p>
          </table:table-cell>
          <table:table-cell table:style-name="ce2" office:value-type="float" office:value="480" calcext:value-type="float">
            <text:p>480</text:p>
          </table:table-cell>
          <table:table-cell table:number-columns-repeated="2"/>
          <table:table-cell table:style-name="ce3" table:formula="of:=CONCATENATE([.D104]; &quot;|&quot;; [.C104] ; &quot;|&quot;; [.B104]; &quot; &quot;; [.A104]; &quot;| API | BB&quot;)" office:value-type="string" office:string-value="480|called by an admin -&gt; error 401|POST ezelectronics/reviews/:model| API | BB" calcext:value-type="string">
            <text:p>480|called by an admin -&gt; error 401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core &gt;5 -&gt; error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2"/>
          <table:table-cell table:style-name="ce3" table:formula="of:=CONCATENATE([.D105]; &quot;|&quot;; [.C105] ; &quot;|&quot;; [.B105]; &quot; &quot;; [.A105]; &quot;| API | BB&quot;)" office:value-type="string" office:string-value="481|score &gt;5 -&gt; error|POST ezelectronics/reviews/:model| API | BB" calcext:value-type="string">
            <text:p>481|score &gt;5 -&gt; error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core&lt;1 -&gt; error</text:p>
          </table:table-cell>
          <table:table-cell table:style-name="ce2" office:value-type="float" office:value="482" calcext:value-type="float">
            <text:p>482</text:p>
          </table:table-cell>
          <table:table-cell table:number-columns-repeated="2"/>
          <table:table-cell table:style-name="ce3" table:formula="of:=CONCATENATE([.D106]; &quot;|&quot;; [.C106] ; &quot;|&quot;; [.B106]; &quot; &quot;; [.A106]; &quot;| API | BB&quot;)" office:value-type="string" office:string-value="482|score&lt;1 -&gt; error|POST ezelectronics/reviews/:model| API | BB" calcext:value-type="string">
            <text:p>482|score&lt;1 -&gt; error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model does not exist -&gt; 404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2"/>
          <table:table-cell table:style-name="ce3" table:formula="of:=CONCATENATE([.D107]; &quot;|&quot;; [.C107] ; &quot;|&quot;; [.B107]; &quot; &quot;; [.A107]; &quot;| API | BB&quot;)" office:value-type="string" office:string-value="483|model does not exist -&gt; 404|POST ezelectronics/reviews/:model| API | BB" calcext:value-type="string">
            <text:p>483|model does not exist -&gt; 404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view already exists -&gt; 409</text:p>
          </table:table-cell>
          <table:table-cell table:style-name="ce2" office:value-type="float" office:value="484" calcext:value-type="float">
            <text:p>484</text:p>
          </table:table-cell>
          <table:table-cell table:number-columns-repeated="2"/>
          <table:table-cell table:style-name="ce3" table:formula="of:=CONCATENATE([.D108]; &quot;|&quot;; [.C108] ; &quot;|&quot;; [.B108]; &quot; &quot;; [.A108]; &quot;| API | BB&quot;)" office:value-type="string" office:string-value="484|review already exists -&gt; 409|POST ezelectronics/reviews/:model| API | BB" calcext:value-type="string">
            <text:p>484|review already exists -&gt; 409|POS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not logged in user -&gt; 401</text:p>
          </table:table-cell>
          <table:table-cell table:style-name="ce2" office:value-type="float" office:value="485" calcext:value-type="float">
            <text:p>485</text:p>
          </table:table-cell>
          <table:table-cell table:number-columns-repeated="2"/>
          <table:table-cell table:style-name="ce3" table:formula="of:=CONCATENATE([.D109]; &quot;|&quot;; [.C109] ; &quot;|&quot;; [.B109]; &quot; &quot;; [.A109]; &quot;| API | BB&quot;)" office:value-type="string" office:string-value="485|not logged in user -&gt; 401|GET ezelectronics/reviews/:model| API | BB" calcext:value-type="string">
            <text:p>485|not logged in user -&gt; 401|GE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logged in user -&gt; get reviews</text:p>
          </table:table-cell>
          <table:table-cell table:style-name="ce2" office:value-type="float" office:value="486" calcext:value-type="float">
            <text:p>486</text:p>
          </table:table-cell>
          <table:table-cell table:number-columns-repeated="2"/>
          <table:table-cell table:style-name="ce3" table:formula="of:=CONCATENATE([.D110]; &quot;|&quot;; [.C110] ; &quot;|&quot;; [.B110]; &quot; &quot;; [.A110]; &quot;| API | BB&quot;)" office:value-type="string" office:string-value="486|logged in user -&gt; get reviews|GET ezelectronics/reviews/:model| API | BB" calcext:value-type="string">
            <text:p>486|logged in user -&gt; get reviews|GET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dmin -&gt; 401</text:p>
          </table:table-cell>
          <table:table-cell table:style-name="ce2" office:value-type="float" office:value="487" calcext:value-type="float">
            <text:p>487</text:p>
          </table:table-cell>
          <table:table-cell table:number-columns-repeated="2"/>
          <table:table-cell table:style-name="ce3" table:formula="of:=CONCATENATE([.D111]; &quot;|&quot;; [.C111] ; &quot;|&quot;; [.B111]; &quot; &quot;; [.A111]; &quot;| API | BB&quot;)" office:value-type="string" office:string-value="487|called by admin -&gt; 401|DELETE ezelectronics/reviews/:model| API | BB" calcext:value-type="string">
            <text:p>487|called by admin -&gt; 401|DELETE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model does not exist -&gt; 404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2"/>
          <table:table-cell table:style-name="ce3" table:formula="of:=CONCATENATE([.D112]; &quot;|&quot;; [.C112] ; &quot;|&quot;; [.B112]; &quot; &quot;; [.A112]; &quot;| API | BB&quot;)" office:value-type="string" office:string-value="488|model does not exist -&gt; 404|DELETE ezelectronics/reviews/:model| API | BB" calcext:value-type="string">
            <text:p>488|model does not exist -&gt; 404|DELETE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view does not exist -&gt; 404</text:p>
          </table:table-cell>
          <table:table-cell table:style-name="ce2" office:value-type="float" office:value="489" calcext:value-type="float">
            <text:p>489</text:p>
          </table:table-cell>
          <table:table-cell table:number-columns-repeated="2"/>
          <table:table-cell table:style-name="ce3" table:formula="of:=CONCATENATE([.D113]; &quot;|&quot;; [.C113] ; &quot;|&quot;; [.B113]; &quot; &quot;; [.A113]; &quot;| API | BB&quot;)" office:value-type="string" office:string-value="489|review does not exist -&gt; 404|DELETE ezelectronics/reviews/:model| API | BB" calcext:value-type="string">
            <text:p>489|review does not exist -&gt; 404|DELETE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review exists -&gt; successfully deleted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2"/>
          <table:table-cell table:style-name="ce3" table:formula="of:=CONCATENATE([.D114]; &quot;|&quot;; [.C114] ; &quot;|&quot;; [.B114]; &quot; &quot;; [.A114]; &quot;| API | BB&quot;)" office:value-type="string" office:string-value="490|review exists -&gt; successfully deleted|DELETE ezelectronics/reviews/:model| API | BB" calcext:value-type="string">
            <text:p>490|review exists -&gt; successfully deleted|DELETE ezelectronics/reviews/:mode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accessed by a customer -&gt; 401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2"/>
          <table:table-cell table:style-name="ce3" table:formula="of:=CONCATENATE([.D115]; &quot;|&quot;; [.C115] ; &quot;|&quot;; [.B115]; &quot; &quot;; [.A115]; &quot;| API | BB&quot;)" office:value-type="string" office:string-value="491|accessed by a customer -&gt; 401|DELETE ezelectronics/reviews/:model/all| API | BB" calcext:value-type="string">
            <text:p>491|accessed by a customer -&gt; 401|DELETE ezelectronics/reviews/:model/al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manager but model does not exists -&gt; 404</text:p>
          </table:table-cell>
          <table:table-cell table:style-name="ce2" office:value-type="float" office:value="492" calcext:value-type="float">
            <text:p>492</text:p>
          </table:table-cell>
          <table:table-cell table:number-columns-repeated="2"/>
          <table:table-cell table:style-name="ce3" table:formula="of:=CONCATENATE([.D116]; &quot;|&quot;; [.C116] ; &quot;|&quot;; [.B116]; &quot; &quot;; [.A116]; &quot;| API | BB&quot;)" office:value-type="string" office:string-value="492|called by manager but model does not exists -&gt; 404|DELETE ezelectronics/reviews/:model/all| API | BB" calcext:value-type="string">
            <text:p>492|called by manager but model does not exists -&gt; 404|DELETE ezelectronics/reviews/:model/al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/:model/al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called by a manager for existing product-&gt; reviews deleted</text:p>
          </table:table-cell>
          <table:table-cell table:style-name="ce2" office:value-type="float" office:value="493" calcext:value-type="float">
            <text:p>493</text:p>
          </table:table-cell>
          <table:table-cell table:number-columns-repeated="2"/>
          <table:table-cell table:style-name="ce3" table:formula="of:=CONCATENATE([.D117]; &quot;|&quot;; [.C117] ; &quot;|&quot;; [.B117]; &quot; &quot;; [.A117]; &quot;| API | BB&quot;)" office:value-type="string" office:string-value="493|called by a manager for existing product-&gt; reviews deleted|DELETE ezelectronics/reviews/:model/all| API | BB" calcext:value-type="string">
            <text:p>493|called by a manager for existing product-&gt; reviews deleted|DELETE ezelectronics/reviews/:model/all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access <text:s/>by customer -&gt; 401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2"/>
          <table:table-cell table:style-name="ce3" table:formula="of:=CONCATENATE([.D118]; &quot;|&quot;; [.C118] ; &quot;|&quot;; [.B118]; &quot; &quot;; [.A118]; &quot;| API | BB&quot;)" office:value-type="string" office:string-value="494|access  by customer -&gt; 401|DELETE ezelectronics/reviews| API | BB" calcext:value-type="string">
            <text:p>494|access <text:s/>by customer -&gt; 401|DELETE ezelectronics/reviews| API | B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electronics/reviews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access <text:s/>by manager -&gt; all reviews deleted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2"/>
          <table:table-cell table:style-name="ce3" table:formula="of:=CONCATENATE([.D119]; &quot;|&quot;; [.C119] ; &quot;|&quot;; [.B119]; &quot; &quot;; [.A119]; &quot;| API | BB&quot;)" office:value-type="string" office:string-value="495|access  by manager -&gt; all reviews deleted|DELETE ezelectronics/reviews| API | BB" calcext:value-type="string">
            <text:p>495|access <text:s/>by manager -&gt; all reviews deleted|DELETE ezelectronics/reviews| API | BB</text:p>
          </table:table-cell>
          <table:table-cell table:number-columns-repeated="1017"/>
        </table:table-row>
        <table:table-row table:style-name="ro4" table:number-rows-repeated="10484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2" style:display-name="PageStyle_tes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s_20_done_20_through_20_APIs" style:display-name="PageStyle_tests done through AP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6T16:39:42.279000000</dc:date>
    <meta:editing-duration>PT9M42S</meta:editing-duration>
    <meta:editing-cycles>2</meta:editing-cycles>
    <meta:generator>LibreOffice/7.2.5.2$Windows_X86_64 LibreOffice_project/499f9727c189e6ef3471021d6132d4c694f357e5</meta:generator>
    <meta:document-statistic meta:table-count="2" meta:cell-count="1507" meta:object-count="0"/>
  </office:meta>
</office:document-meta>
</file>